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38" draw:textarea-horizontal-align="justify" draw:textarea-vertical-align="middle" draw:auto-grow-height="false" fo:min-height="4.25cm" fo:min-width="11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64cm" fo:min-width="0.814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5cm" svg:stroke-color="#000000" draw:marker-start-width="0.43cm" draw:marker-end="Pontas_20_das_20_setas_20_4" draw:marker-end-width="0.63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2cm" draw:marker-start-width="0.5cm" draw:marker-end="Pontas_20_das_20_setas_20_6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draw:auto-grow-height="true"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3.163cm"/>
      <style:paragraph-properties style:writing-mode="lr-tb"/>
    </style:style>
    <style:style style:name="pr8" style:family="presentation" style:parent-style-name="Standard_20_1-outline1">
      <style:graphic-properties fo:min-height="11.929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439cm"/>
      <style:paragraph-properties style:writing-mode="lr-tb"/>
    </style:style>
    <style:style style:name="pr11" style:family="presentation" style:parent-style-name="Standard_20_2-outline1">
      <style:graphic-properties draw:fill-color="#d4ea6b"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d4ea6b"/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38"/>
      <style:paragraph-properties fo:text-align="start" style:writing-mode="lr-tb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text-align="center" style:writing-mode="lr-tb"/>
      <style:text-properties fo:font-size="22pt"/>
    </style:style>
    <style:style style:name="P10" style:family="paragraph">
      <loext:graphic-properties draw:fill="none"/>
      <style:paragraph-properties fo:text-align="center"/>
      <style:text-properties fo:font-size="2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38" loext:opacity="100%" fo:font-size="32pt" fo:font-style="italic" fo:font-weight="bold" style:font-size-asian="32pt" style:font-size-complex="32pt"/>
    </style:style>
    <style:style style:name="T5" style:family="text">
      <style:text-properties fo:font-size="32pt" fo:font-style="italic" style:font-size-asian="32pt" style:font-size-complex="32pt"/>
    </style:style>
    <style:style style:name="T6" style:family="text">
      <style:text-properties style:text-position="super 58%"/>
    </style:style>
    <style:style style:name="T7" style:family="text">
      <style:text-properties fo:color="#ff0000" loext:opacity="100%" fo:font-weight="bold"/>
    </style:style>
    <style:style style:name="T8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3.8cm" presentation:class="title" presentation:user-transformed="true">
          <draw:text-box>
            <text:p><text:span text:style-name="T1">Busca em Pro</text:span>fundidade (<text:span text:style-name="T2">DFS – Depth </text:span><text:span text:style-name="T2">First Search</text:span>) com PICAT, no ambiente Jupyter</text:p>
          </draw:text-box>
        </draw:frame>
        <draw:frame presentation:style-name="pr2" draw:text-style-name="P1" draw:layer="layout" svg:width="24.639cm" svg:height="7.2cm" svg:x="1.361cm" svg:y="11.5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Marcio Minicz</text:p>
              </text:list-item>
              <text:list-item>
                <text:p>Hakan <text:s/>Kjellerstr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Agradecimento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Marcio pelo ipicat</text:p>
              </text:list-item>
              <text:list-item>
                <text:p text:style-name="P3"><text:span text:style-name="T3">Hakan, Neng-Fa, comunidade PICAT</text:span></text:p>
              </text:list-item>
              <text:list-item>
                <text:p text:style-name="P3"><text:span text:style-name="T3">https://screen-recorder.com <text:s text:c="2"/>(Free online screen </text:span><text:span text:style-name="T3">recorder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8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A linguagem PICAT</text:p>
              </text:list-item>
              <text:list-item>
                <text:p>O extens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de grafos em PICAT</text:p>
              </text:list-item>
              <text:list-item>
                <text:p>“Depth First Search” (DFS)</text:p>
              </text:list-item>
              <text:list-item>
                <text:p>Implementações (3): a clássica; um com cópia do grafo como argumento; e uma terceira usando pilha (se der tempo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Pré-requisitos:<text:tab/><text:tab/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Conhecimento do ambiente Jupyter (provavelmente vais saber mais que eu)</text:p>
              </text:list-item>
              <text:list-item>
                <text:p text:style-name="P3">Conhecimento de PICAT – nível intermediário</text:p>
              </text:list-item>
              <text:list-item>
                <text:p text:style-name="P3">Estrutura de dados</text:p>
              </text:list-item>
              <text:list-item>
                <text:p text:style-name="P3">Buscas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Um Jupyter para PICAT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Uma máquina virtual Picat sob o Jupyter</text:p>
              </text:list-item>
              <text:list-item>
                <text:p text:style-name="P3"><text:s/>O site é <text:s/><text:a xlink:href="https://pypi.org/project/ipicat/" xlink:type="simple">https://pypi.org/project/ipicat/</text:a><text:s/>o autor é o Marcio Muniz </text:p>
              </text:list-item>
              <text:list-item>
                <text:p text:style-name="P3">Basicamente, com Python e Picat instalados:<text:line-break/><text:tab/></text:p>
                <text:list>
                  <text:list-item>
                    <text:p text:style-name="P1">pip install jupyter</text:p>
                  </text:list-item>
                  <text:list-item>
                    <text:p text:style-name="P1">pip install ipic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Com o Jupyter notebook aberto num navegador:</text:p>
          </draw:text-box>
        </draw:frame>
        <draw:frame presentation:style-name="pr11" draw:text-style-name="P5" draw:layer="layout" svg:width="24.639cm" svg:height="14.586cm" svg:x="1.361cm" svg:y="4.914cm" presentation:class="outline" presentation:user-transformed="true">
          <draw:text-box>
            <text:list text:style-name="L3">
              <text:list-item>
                <text:p>Na primeira célula do Jupyter: <text:span text:style-name="T4">%load_ext ipicat</text:span></text:p>
              </text:list-item>
              <text:list-item>
                <text:p><text:span text:style-name="T4">%%picat</text:span> na primeira linha de cada <text:s/>célula que ser for usar um teste em Picat</text:p>
              </text:list-item>
              <text:list-item>
                <text:p>Finalmente, a restrição sempre um template com um <text:span text:style-name="T5">main</text:span> para usar como um Python</text:p>
              </text:list-item>
              <text:list-item>
                <text:p>Resumo:</text:p>
              </text:list-item>
            </text:list>
          </draw:text-box>
        </draw:frame>
        <draw:custom-shape draw:style-name="gr2" draw:text-style-name="P7" draw:layer="layout" svg:width="11.5cm" svg:height="4.5cm" svg:x="8.5cm" svg:y="13.5cm">
          <text:p text:style-name="P6"><text:s/>%load_ext <text:s text:c="2"/>ipicat <text:s text:c="2"/>(na 1<text:span text:style-name="T6">a</text:span>. Célula)</text:p>
          <text:p text:style-name="P6"/>
          <text:p text:style-name="P6"><text:s/>%%picat <text:s text:c="2"/></text:p>
          <text:p text:style-name="P6"><text:s/>nas demais com main =&gt; código…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O que <text:span text:style-name="T7">NÃO </text:span>está incluso nesta apresentação: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Instalar e usar o Jupyter notebook: <text:a xlink:href="https://jupyter.org/" xlink:type="simple">https://jupyter.org</text:a></text:p>
              </text:list-item>
              <text:list-item>
                <text:p text:style-name="P3">PICAT: <text:a xlink:href="http://picat-lang.org/" xlink:type="simple">http://picat-lang.org</text:a><text:s/>e playlist no meu canal de Youtube @claudio_sa, um curso de PICAT, completo em Português.</text:p>
              </text:list-item>
              <text:list-item>
                <text:p text:style-name="P3">Aprender o DFS – (<text:span text:style-name="T2">depth first search</text:span>) - busca em profundidad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>
          <draw:text-box>
            <text:p text:style-name="P1">Sobre o grafo apresentado:<text:tab/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i criado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8"><text:span text:style-name="T3">O objetivo é <text:s/>explicar <text:s/>variações de código em PICAT para um <text:s/>DF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custom-shape draw:style-name="gr3" draw:text-style-name="P9" draw:layer="layout" svg:width="2cm" svg:height="2cm" svg:x="4.5cm" svg:y="7cm">
          <text:p text:style-name="P9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9.5cm" svg:y1="3cm" svg:x2="6cm" svg:y2="7cm">
          <text:p/>
        </draw:line>
        <draw:custom-shape draw:style-name="gr3" draw:text-style-name="P9" xml:id="id2" draw:id="id2" draw:layer="layout" svg:width="2cm" svg:height="2cm" svg:x="9.5cm" svg:y="1.5cm">
          <text:p text:style-name="P9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10.5cm" svg:y1="3.5cm" svg:x2="10.5cm" svg:y2="7cm">
          <text:p/>
        </draw:line>
        <draw:custom-shape draw:style-name="gr3" draw:text-style-name="P9" draw:layer="layout" svg:width="2cm" svg:height="2cm" svg:x="9.5cm" svg:y="7cm">
          <text:p text:style-name="P9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cm" svg:height="2cm" svg:x="14.5cm" svg:y="7cm">
          <text:p text:style-name="P9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cm" svg:height="2cm" svg:x="4cm" svg:y="16cm">
          <text:p text:style-name="P9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cm" svg:height="2cm" svg:x="9.4cm" svg:y="11.9cm">
          <text:p text:style-name="P9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1" draw:id="id1" draw:layer="layout" svg:width="2cm" svg:height="2cm" svg:x="14.6cm" svg:y="16cm">
          <text:p text:style-name="P9"><text:span text:style-name="T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11.4cm" svg:y1="3cm" svg:x2="15.4cm" svg:y2="7cm">
          <text:p/>
        </draw:line>
        <draw:line draw:style-name="gr4" draw:text-style-name="P10" draw:layer="layout" svg:x1="9.5cm" svg:y1="13.5cm" svg:x2="6cm" svg:y2="16.5cm">
          <text:p/>
        </draw:line>
        <draw:line draw:style-name="gr4" draw:text-style-name="P10" draw:layer="layout" svg:x1="5.5cm" svg:y1="9cm" svg:x2="5cm" svg:y2="16cm">
          <text:p/>
        </draw:line>
        <draw:line draw:style-name="gr4" draw:text-style-name="P10" draw:layer="layout" svg:x1="14.9cm" svg:y1="8.9cm" svg:x2="11.4cm" svg:y2="12.4cm">
          <text:p/>
        </draw:line>
        <draw:line draw:style-name="gr4" draw:text-style-name="P10" draw:layer="layout" svg:x1="10.501cm" svg:y1="9cm" svg:x2="10.501cm" svg:y2="11.875cm">
          <text:p/>
        </draw:line>
        <draw:line draw:style-name="gr4" draw:text-style-name="P10" draw:layer="layout" svg:x1="6.4cm" svg:y1="8.5cm" svg:x2="9.6cm" svg:y2="12.2cm">
          <text:p/>
        </draw:line>
        <draw:line draw:style-name="gr4" draw:text-style-name="P10" draw:layer="layout" svg:x1="15.601cm" svg:y1="8.975cm" svg:x2="15.5cm" svg:y2="16cm">
          <text:p/>
        </draw:line>
        <draw:connector draw:style-name="gr5" draw:text-style-name="P11" draw:layer="layout" draw:type="curve" draw:line-skew="5.299cm" svg:x1="16.6cm" svg:y1="17cm" svg:x2="11.5cm" svg:y2="2.5cm" draw:start-shape="id1" draw:start-glue-point="10" draw:end-shape="id2" svg:d="M16600 17000c8775 0 11325-14500-5100-14500" svg:viewBox="0 0 12025 14501">
          <text:p/>
        </draw:connector>
        <draw:line draw:style-name="gr6" draw:text-style-name="P11" draw:layer="layout" svg:x1="2.3cm" svg:y1="8cm" svg:x2="4.3cm" svg:y2="8cm">
          <text:p/>
        </draw:line>
        <draw:line draw:style-name="gr4" draw:text-style-name="P10" draw:layer="layout" svg:x1="11.1cm" svg:y1="13.5cm" svg:x2="14.7cm" svg:y2="16.5cm">
          <text:p/>
        </draw:lin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 presentation:user-transformed="true">
          <draw:text-box>
            <text:p>DFS – Visão Clássica - Eficient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ficiência</text:p>
              </text:list-item>
              <text:list-item>
                <text:p>Legibilidade</text:p>
              </text:list-item>
              <text:list-item>
                <text:p>Fácil de modificar o código</text:p>
              </text:list-item>
              <text:list-item>
                <text:p>Ruim a representação do grafo</text:p>
              </text:list-item>
              <text:list-item>
                <text:p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 presentation:user-transformed="true">
          <draw:text-box>
            <text:p>DFS – com cópia do Grafo</text:p>
          </draw:text-box>
        </draw:frame>
        <draw:frame presentation:style-name="pr5" draw:text-style-name="P1" draw:layer="layout" svg:width="24.639cm" svg:height="12.179cm" svg:x="1.4cm" svg:y="5.114cm" presentation:class="outline" presentation:user-transformed="true">
          <draw:text-box>
            <text:list text:style-name="L3">
              <text:list-item>
                <text:p text:style-name="P3">Eficiência – não testado</text:p>
              </text:list-item>
              <text:list-item>
                <text:p text:style-name="P3">Legibilidade</text:p>
              </text:list-item>
              <text:list-item>
                <text:p text:style-name="P3">Fácil de modificar o código</text:p>
              </text:list-item>
              <text:list-item>
                <text:p text:style-name="P3">Ótima representação do grafo – lista de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 presentation:user-transformed="true">
          <draw:text-box>
            <text:p>DFS – Visão Iterativa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Eficiência – não testado</text:p>
              </text:list-item>
              <text:list-item>
                <text:p text:style-name="P3">Legibilidade – para que vem das linguagem imperativa</text:p>
              </text:list-item>
              <text:list-item>
                <text:p text:style-name="P3">Difícil modificar o código</text:p>
              </text:list-item>
              <text:list-item>
                <text:p text:style-name="P3">Ótima representação do grafo – lista de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>
          <draw:text-box>
            <text:p text:style-name="P1">Conclusões: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Ambiente Jupyter para PICAT: ótimo para ensino, principalmente devido a aversão que alguns tem a comandos console.</text:p>
              </text:list-item>
              <text:list-item>
                <text:p text:style-name="P1">Depuração: não testado, mas a idéia é um código sob a “visão construtiva” (faz uma linha &lt;-&gt; testa)</text:p>
              </text:list-item>
              <text:list-item>
                <text:p text:style-name="P1">Código “<text:span text:style-name="T5">muito grande</text:span>”: não vai dar certo. As células são independentes entre si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>
          <draw:text-box>
            <text:p text:style-name="P1">Conclusõe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DFS com cópia do Grafo, é uma técnica genérica de programação em linguagens declarativas.</text:p>
              </text:list-item>
              <text:list-item>
                <text:p text:style-name="P1">Em vários momentos, você precisa recuperar dados etc….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>
          <draw:text-box>
            <text:p text:style-name="P1">Obrigado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Todo <text:span text:style-name="T5">feedback</text:span> é bem-vindo</text:p>
              </text:list-item>
              <text:list-item>
                <text:p text:style-name="P3"><text:span text:style-name="T3">ccs1664@gmail.com ou ccs1664@yahoo.com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21DT6H44M51S</meta:editing-duration>
    <meta:editing-cycles>16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8-26T22:59:16.854344169</dc:date>
    <meta:document-statistic meta:object-count="136"/>
  </office:meta>
</office:document-meta>
</file>